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2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14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6.76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ObjetsAbstraits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6" style:family="table-cell" style:parent-style-name="Default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7" style:family="table-cell" style:parent-style-name="Default">
      <style:map style:condition="cell-content()=&quot;y&quot;" style:apply-style-name="ObjetsPrincipaux" style:base-cell-address="Feuille1.J6"/>
      <style:map style:condition="cell-content()=&quot;xx&quot;" style:apply-style-name="ObjetsHorsPCRS" style:base-cell-address="Feuille1.J6"/>
      <style:map style:condition="cell-content()=&quot;xxx&quot;" style:apply-style-name="ObjetsPCRS" style:base-cell-address="Feuille1.J6"/>
      <style:map style:condition="cell-content()=&quot;l&quot;" style:apply-style-name="Listes" style:base-cell-address="Feuille1.J6"/>
      <style:map style:condition="cell-content()=&quot;x&quot;" style:apply-style-name="ObjetsAbstraits" style:base-cell-address="Feuille1.J6"/>
    </style:style>
    <style:style style:name="ce8" style:family="table-cell" style:parent-style-name="Default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9" style:family="table-cell" style:parent-style-name="Default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10" style:family="table-cell" style:parent-style-name="Default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11" style:family="table-cell" style:parent-style-name="Default">
      <style:map style:condition="cell-content()=&quot;y&quot;" style:apply-style-name="ObjetsPrincipaux" style:base-cell-address="Feuille1.J15"/>
      <style:map style:condition="cell-content()=&quot;xx&quot;" style:apply-style-name="ObjetsHorsPCRS" style:base-cell-address="Feuille1.J15"/>
      <style:map style:condition="cell-content()=&quot;xxx&quot;" style:apply-style-name="ObjetsPCRS" style:base-cell-address="Feuille1.J15"/>
      <style:map style:condition="cell-content()=&quot;l&quot;" style:apply-style-name="Listes" style:base-cell-address="Feuille1.J15"/>
      <style:map style:condition="cell-content()=&quot;x&quot;" style:apply-style-name="ObjetsAbstraits" style:base-cell-address="Feuille1.J15"/>
    </style:style>
    <style:style style:name="ce12" style:family="table-cell" style:parent-style-name="Default">
      <style:map style:condition="cell-content()=&quot;y&quot;" style:apply-style-name="ObjetsPrincipaux" style:base-cell-address="Feuille1.J41"/>
      <style:map style:condition="cell-content()=&quot;xx&quot;" style:apply-style-name="ObjetsHorsPCRS" style:base-cell-address="Feuille1.J41"/>
      <style:map style:condition="cell-content()=&quot;xxx&quot;" style:apply-style-name="ObjetsPCRS" style:base-cell-address="Feuille1.J41"/>
      <style:map style:condition="cell-content()=&quot;l&quot;" style:apply-style-name="Listes" style:base-cell-address="Feuille1.J41"/>
      <style:map style:condition="cell-content()=&quot;x&quot;" style:apply-style-name="ObjetsAbstraits" style:base-cell-address="Feuille1.J41"/>
    </style:style>
    <style:style style:name="ce13" style:family="table-cell" style:parent-style-name="Default">
      <style:map style:condition="cell-content()=&quot;y&quot;" style:apply-style-name="ObjetsPrincipaux" style:base-cell-address="Feuille1.J42"/>
      <style:map style:condition="cell-content()=&quot;xx&quot;" style:apply-style-name="ObjetsHorsPCRS" style:base-cell-address="Feuille1.J42"/>
      <style:map style:condition="cell-content()=&quot;xxx&quot;" style:apply-style-name="ObjetsPCRS" style:base-cell-address="Feuille1.J42"/>
      <style:map style:condition="cell-content()=&quot;l&quot;" style:apply-style-name="Listes" style:base-cell-address="Feuille1.J42"/>
      <style:map style:condition="cell-content()=&quot;x&quot;" style:apply-style-name="ObjetsAbstraits" style:base-cell-address="Feuille1.J42"/>
    </style:style>
    <style:style style:name="ce14" style:family="table-cell" style:parent-style-name="Default">
      <style:map style:condition="cell-content()=&quot;y&quot;" style:apply-style-name="ObjetsPrincipaux" style:base-cell-address="Feuille1.J43"/>
      <style:map style:condition="cell-content()=&quot;xx&quot;" style:apply-style-name="ObjetsHorsPCRS" style:base-cell-address="Feuille1.J43"/>
      <style:map style:condition="cell-content()=&quot;xxx&quot;" style:apply-style-name="ObjetsPCRS" style:base-cell-address="Feuille1.J43"/>
      <style:map style:condition="cell-content()=&quot;l&quot;" style:apply-style-name="Listes" style:base-cell-address="Feuille1.J43"/>
      <style:map style:condition="cell-content()=&quot;x&quot;" style:apply-style-name="ObjetsAbstraits" style:base-cell-address="Feuille1.J43"/>
    </style:style>
    <style:style style:name="ce15" style:family="table-cell" style:parent-style-name="Default">
      <style:map style:condition="cell-content()=&quot;y&quot;" style:apply-style-name="ObjetsPrincipaux" style:base-cell-address="Feuille1.J44"/>
      <style:map style:condition="cell-content()=&quot;xx&quot;" style:apply-style-name="ObjetsHorsPCRS" style:base-cell-address="Feuille1.J44"/>
      <style:map style:condition="cell-content()=&quot;xxx&quot;" style:apply-style-name="ObjetsPCRS" style:base-cell-address="Feuille1.J44"/>
      <style:map style:condition="cell-content()=&quot;l&quot;" style:apply-style-name="Listes" style:base-cell-address="Feuille1.J44"/>
      <style:map style:condition="cell-content()=&quot;x&quot;" style:apply-style-name="ObjetsAbstraits" style:base-cell-address="Feuille1.J44"/>
    </style:style>
    <style:style style:name="ce16" style:family="table-cell" style:parent-style-name="Default">
      <style:map style:condition="cell-content()=&quot;y&quot;" style:apply-style-name="ObjetsPrincipaux" style:base-cell-address="Feuille1.J45"/>
      <style:map style:condition="cell-content()=&quot;xx&quot;" style:apply-style-name="ObjetsHorsPCRS" style:base-cell-address="Feuille1.J45"/>
      <style:map style:condition="cell-content()=&quot;xxx&quot;" style:apply-style-name="ObjetsPCRS" style:base-cell-address="Feuille1.J45"/>
      <style:map style:condition="cell-content()=&quot;l&quot;" style:apply-style-name="Listes" style:base-cell-address="Feuille1.J45"/>
      <style:map style:condition="cell-content()=&quot;x&quot;" style:apply-style-name="ObjetsAbstraits" style:base-cell-address="Feuille1.J45"/>
    </style:style>
    <style:style style:name="ce17" style:family="table-cell" style:parent-style-name="Default">
      <style:map style:condition="cell-content()=&quot;y&quot;" style:apply-style-name="ObjetsPrincipaux" style:base-cell-address="Feuille1.J47"/>
      <style:map style:condition="cell-content()=&quot;xx&quot;" style:apply-style-name="ObjetsHorsPCRS" style:base-cell-address="Feuille1.J47"/>
      <style:map style:condition="cell-content()=&quot;xxx&quot;" style:apply-style-name="ObjetsPCRS" style:base-cell-address="Feuille1.J47"/>
      <style:map style:condition="cell-content()=&quot;l&quot;" style:apply-style-name="Listes" style:base-cell-address="Feuille1.J47"/>
      <style:map style:condition="cell-content()=&quot;x&quot;" style:apply-style-name="ObjetsAbstraits" style:base-cell-address="Feuille1.J47"/>
    </style:style>
    <style:style style:name="ce18" style:family="table-cell" style:parent-style-name="Default">
      <style:map style:condition="cell-content()=&quot;y&quot;" style:apply-style-name="ObjetsPrincipaux" style:base-cell-address="Feuille1.J48"/>
      <style:map style:condition="cell-content()=&quot;xx&quot;" style:apply-style-name="ObjetsHorsPCRS" style:base-cell-address="Feuille1.J48"/>
      <style:map style:condition="cell-content()=&quot;xxx&quot;" style:apply-style-name="ObjetsPCRS" style:base-cell-address="Feuille1.J48"/>
      <style:map style:condition="cell-content()=&quot;l&quot;" style:apply-style-name="Listes" style:base-cell-address="Feuille1.J48"/>
      <style:map style:condition="cell-content()=&quot;x&quot;" style:apply-style-name="ObjetsAbstraits" style:base-cell-address="Feuille1.J48"/>
    </style:style>
    <style:style style:name="ce19" style:family="table-cell" style:parent-style-name="Default">
      <style:map style:condition="cell-content()=&quot;y&quot;" style:apply-style-name="ObjetsPrincipaux" style:base-cell-address="Feuille1.J49"/>
      <style:map style:condition="cell-content()=&quot;xx&quot;" style:apply-style-name="ObjetsHorsPCRS" style:base-cell-address="Feuille1.J49"/>
      <style:map style:condition="cell-content()=&quot;xxx&quot;" style:apply-style-name="ObjetsPCRS" style:base-cell-address="Feuille1.J49"/>
      <style:map style:condition="cell-content()=&quot;l&quot;" style:apply-style-name="Listes" style:base-cell-address="Feuille1.J49"/>
      <style:map style:condition="cell-content()=&quot;x&quot;" style:apply-style-name="ObjetsAbstraits" style:base-cell-address="Feuille1.J49"/>
    </style:style>
    <style:style style:name="ce20" style:family="table-cell" style:parent-style-name="Default">
      <style:map style:condition="cell-content()=&quot;y&quot;" style:apply-style-name="ObjetsPrincipaux" style:base-cell-address="Feuille1.J50"/>
      <style:map style:condition="cell-content()=&quot;xx&quot;" style:apply-style-name="ObjetsHorsPCRS" style:base-cell-address="Feuille1.J50"/>
      <style:map style:condition="cell-content()=&quot;xxx&quot;" style:apply-style-name="ObjetsPCRS" style:base-cell-address="Feuille1.J50"/>
      <style:map style:condition="cell-content()=&quot;l&quot;" style:apply-style-name="Listes" style:base-cell-address="Feuille1.J50"/>
      <style:map style:condition="cell-content()=&quot;x&quot;" style:apply-style-name="ObjetsAbstraits" style:base-cell-address="Feuille1.J50"/>
    </style:style>
    <style:style style:name="ce21" style:family="table-cell" style:parent-style-name="Default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22" style:family="table-cell" style:parent-style-name="Default">
      <style:map style:condition="cell-content()=&quot;y&quot;" style:apply-style-name="ObjetsPrincipaux" style:base-cell-address="Feuille1.L16"/>
      <style:map style:condition="cell-content()=&quot;xx&quot;" style:apply-style-name="ObjetsHorsPCRS" style:base-cell-address="Feuille1.L16"/>
      <style:map style:condition="cell-content()=&quot;xxx&quot;" style:apply-style-name="ObjetsPCRS" style:base-cell-address="Feuille1.L16"/>
      <style:map style:condition="cell-content()=&quot;l&quot;" style:apply-style-name="Listes" style:base-cell-address="Feuille1.L16"/>
      <style:map style:condition="cell-content()=&quot;x&quot;" style:apply-style-name="ObjetsAbstraits" style:base-cell-address="Feuille1.L16"/>
    </style:style>
    <style:style style:name="ce23" style:family="table-cell" style:parent-style-name="Default">
      <style:table-cell-properties fo:background-color="#ffff99"/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24" style:family="table-cell" style:parent-style-name="Default">
      <style:table-cell-properties fo:background-color="#dddddd"/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25" style:family="table-cell" style:parent-style-name="Default">
      <style:table-cell-properties fo:background-color="#dddddd"/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26" style:family="table-cell" style:parent-style-name="Default">
      <style:table-cell-properties fo:background-color="#ffff99"/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27" style:family="table-cell" style:parent-style-name="Default">
      <style:table-cell-properties fo:background-color="#dddddd"/>
      <style:map style:condition="cell-content()=&quot;y&quot;" style:apply-style-name="ObjetsPrincipaux" style:base-cell-address="Feuille1.J15"/>
      <style:map style:condition="cell-content()=&quot;xx&quot;" style:apply-style-name="ObjetsHorsPCRS" style:base-cell-address="Feuille1.J15"/>
      <style:map style:condition="cell-content()=&quot;xxx&quot;" style:apply-style-name="ObjetsPCRS" style:base-cell-address="Feuille1.J15"/>
      <style:map style:condition="cell-content()=&quot;l&quot;" style:apply-style-name="Listes" style:base-cell-address="Feuille1.J15"/>
      <style:map style:condition="cell-content()=&quot;x&quot;" style:apply-style-name="ObjetsAbstraits" style:base-cell-address="Feuille1.J15"/>
    </style:style>
    <style:style style:name="ce28" style:family="table-cell" style:parent-style-name="Default">
      <style:table-cell-properties fo:background-color="#dddddd"/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</office:automatic-styles>
  <office:body>
    <office:spreadsheet>
      <table:calculation-settings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row table:style-name="ro1">
          <table:table-cell office:value-type="string" calcext:value-type="string">
            <text:p>ordreB</text:p>
          </table:table-cell>
          <table:table-cell office:value-type="string" calcext:value-type="string">
            <text:p>ordreListe</text:p>
          </table:table-cell>
          <table:table-cell table:number-columns-repeated="3"/>
          <table:table-cell office:value-type="string" calcext:value-type="string">
            <text:p>Nom de la Classe</text:p>
          </table:table-cell>
          <table:table-cell office:value-type="string" calcext:value-type="string">
            <text:p>ClasseAbstraite</text:p>
          </table:table-cell>
          <table:table-cell office:value-type="string" calcext:value-type="string">
            <text:p>Thematique</text:p>
          </table:table-cell>
          <table:table-cell office:value-type="string" calcext:value-type="string">
            <text:p>Géométrie GML</text:p>
          </table:table-cell>
          <table:table-cell table:style-name="Default" office:value-type="string" calcext:value-type="string">
            <text:p>Général</text:p>
          </table:table-cell>
          <table:table-cell table:style-name="Default" office:value-type="string" calcext:value-type="string">
            <text:p>Publication</text:p>
          </table:table-cell>
          <table:table-cell table:style-name="Default" office:value-type="string" calcext:value-type="string">
            <text:p>Topographie</text:p>
          </table:table-cell>
          <table:table-cell table:style-name="Default" office:value-type="string" calcext:value-type="string">
            <text:p>Bati</text:p>
          </table:table-cell>
          <table:table-cell table:style-name="Default" office:value-type="string" calcext:value-type="string">
            <text:p>Voirie</text:p>
          </table:table-cell>
          <table:table-cell table:style-name="Default" office:value-type="string" calcext:value-type="string">
            <text:p>Ferroviaire</text:p>
          </table:table-cell>
          <table:table-cell table:style-name="Default" office:value-type="string" calcext:value-type="string">
            <text:p>Clôture</text:p>
          </table:table-cell>
          <table:table-cell table:style-name="Default" office:value-type="string" calcext:value-type="string">
            <text:p>Végétal</text:p>
          </table:table-cell>
          <table:table-cell table:style-name="Default" office:value-type="string" calcext:value-type="string">
            <text:p>Ouvrages d’Art</text:p>
          </table:table-cell>
          <table:table-cell table:style-name="Default" office:value-type="string" calcext:value-type="string">
            <text:p>Affleurants</text:p>
          </table:table-cell>
          <table:table-cell table:style-name="Default" office:value-type="string" calcext:value-type="string">
            <text:p>Habillage</text:p>
          </table:table-cell>
          <table:table-cell table:style-name="Default" office:value-type="string" calcext:value-type="string">
            <text:p>Rast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.3.1.</text:p>
          </table:table-cell>
          <table:table-cell table:number-columns-repeated="2"/>
          <table:table-cell table:style-name="ce1" office:value-type="string" calcext:value-type="string">
            <text:p>EmprisePCRS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Topographie</text:p>
          </table:table-cell>
          <table:table-cell office:value-type="string" calcext:value-type="string">
            <text:p>GM_Polygon</text:p>
          </table:table-cell>
          <table:table-cell table:style-name="ce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.3.2.</text:p>
          </table:table-cell>
          <table:table-cell/>
          <table:table-cell office:value-type="string" calcext:value-type="string">
            <text:p>InitiativePCRS</text:p>
          </table:table-cell>
          <table:table-cell/>
          <table:table-cell office:value-type="string" calcext:value-type="string">
            <text:p>Métadonnées</text:p>
          </table:table-cell>
          <table:table-cell office:value-type="string" calcext:value-type="string">
            <text:p>GM_Polyg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.3.3.</text:p>
          </table:table-cell>
          <table:table-cell/>
          <table:table-cell office:value-type="string" calcext:value-type="string">
            <text:p>EmpriseDisponibilitéPCRS</text:p>
          </table:table-cell>
          <table:table-cell/>
          <table:table-cell office:value-type="string" calcext:value-type="string">
            <text:p>Métadonnées</text:p>
          </table:table-cell>
          <table:table-cell office:value-type="string" calcext:value-type="string">
            <text:p>GM_Polyg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.3.4.</text:p>
          </table:table-cell>
          <table:table-cell/>
          <table:table-cell office:value-type="string" calcext:value-type="string">
            <text:p>EmpriseEchang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lygon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9"/>
          <table:table-cell table:style-name="ce24" office:value-type="string" calcext:value-type="string">
            <text:p>xx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.3.5.</text:p>
          </table:table-cell>
          <table:table-cell table:number-columns-repeated="2"/>
          <table:table-cell office:value-type="string" calcext:value-type="string">
            <text:p>Commune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MultiPolygon</text:p>
          </table:table-cell>
          <table:table-cell table:number-columns-repeated="2" table:style-name="ce7" office:value-type="string" calcext:value-type="string">
            <text:p>xx</text:p>
          </table:table-cell>
          <table:table-cell table:style-name="ce7"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3.6.</text:p>
          </table:table-cell>
          <table:table-cell table:number-columns-repeated="2"/>
          <table:table-cell office:value-type="string" calcext:value-type="string">
            <text:p>TronconVoirie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Curve</text:p>
          </table:table-cell>
          <table:table-cell table:number-columns-repeated="2" table:style-name="ce8" office:value-type="string" calcext:value-type="string">
            <text:p>xx</text:p>
          </table:table-cell>
          <table:table-cell table:style-name="ce8" table:number-columns-repeated="1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.3.7.</text:p>
          </table:table-cell>
          <table:table-cell table:number-columns-repeated="2"/>
          <table:table-cell table:style-name="ce1" office:value-type="string" calcext:value-type="string">
            <text:p>HabillagePCRS</text:p>
          </table:table-cell>
          <table:table-cell table:style-name="ce1" office:value-type="string" calcext:value-type="string">
            <text:p>Oui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 table:number-columns-repeated="8"/>
          <table:table-cell table:style-name="ce26" office:value-type="string" calcext:value-type="string">
            <text:p>y</text:p>
          </table:table-cell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.3.8.</text:p>
          </table:table-cell>
          <table:table-cell/>
          <table:table-cell office:value-type="string" calcext:value-type="string">
            <text:p>HabillagePoints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MultiPoint</text:p>
          </table:table-cell>
          <table:table-cell table:style-name="ce10" table:number-columns-repeated="10"/>
          <table:table-cell table:style-name="ce25" office:value-type="string" calcext:value-type="string">
            <text:p>xxx</text:p>
          </table:table-cell>
          <table:table-cell table:style-name="ce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.3.9.</text:p>
          </table:table-cell>
          <table:table-cell/>
          <table:table-cell office:value-type="string" calcext:value-type="string">
            <text:p>HabillageSymbole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Point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xxx</text:p>
          </table:table-cell>
          <table:table-cell table:style-name="ce10" table:number-columns-repeated="5"/>
          <table:table-cell table:style-name="ce25" office:value-type="string" calcext:value-type="string">
            <text:p>xxx</text:p>
          </table:table-cell>
          <table:table-cell table:style-name="ce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.3.10.</text:p>
          </table:table-cell>
          <table:table-cell/>
          <table:table-cell table:style-name="ce2" office:value-type="string" calcext:value-type="string">
            <text:p>HabillageTextePCRS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M_Point</text:p>
          </table:table-cell>
          <table:table-cell table:style-name="ce10" table:number-columns-repeated="10"/>
          <table:table-cell table:style-name="ce25" office:value-type="string" calcext:value-type="string">
            <text:p>x</text:p>
          </table:table-cell>
          <table:table-cell table:style-name="ce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.3.11.</text:p>
          </table:table-cell>
          <table:table-cell office:value-type="string" calcext:value-type="string">
            <text:p>NomVoiri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style-name="ce10" table:number-columns-repeated="10"/>
          <table:table-cell table:style-name="ce25" office:value-type="string" calcext:value-type="string">
            <text:p>xxx</text:p>
          </table:table-cell>
          <table:table-cell table:style-name="ce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.3.12.</text:p>
          </table:table-cell>
          <table:table-cell office:value-type="string" calcext:value-type="string">
            <text:p>NumeroVoiri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style-name="ce10" table:number-columns-repeated="10"/>
          <table:table-cell table:style-name="ce25" office:value-type="string" calcext:value-type="string">
            <text:p>xxx</text:p>
          </table:table-cell>
          <table:table-cell table:style-name="ce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.3.13.</text:p>
          </table:table-cell>
          <table:table-cell/>
          <table:table-cell office:value-type="string" calcext:value-type="string">
            <text:p>HabillageLignes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MultiCurve</text:p>
          </table:table-cell>
          <table:table-cell table:style-name="ce10" table:number-columns-repeated="9"/>
          <table:table-cell table:number-columns-repeated="2" table:style-name="ce25" office:value-type="string" calcext:value-type="string">
            <text:p>xxx</text:p>
          </table:table-cell>
          <table:table-cell table:style-name="ce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.3.38.</text:p>
          </table:table-cell>
          <table:table-cell table:number-columns-repeated="2"/>
          <table:table-cell office:value-type="string" calcext:value-type="string">
            <text:p>MasqueOpacitePCRS</text:p>
          </table:table-cell>
          <table:table-cell/>
          <table:table-cell office:value-type="string" calcext:value-type="string">
            <text:p>Raster</text:p>
          </table:table-cell>
          <table:table-cell office:value-type="string" calcext:value-type="string">
            <text:p>GM_Polygon</text:p>
          </table:table-cell>
          <table:table-cell table:style-name="ce11" table:number-columns-repeated="10"/>
          <table:table-cell table:number-columns-repeated="2" table:style-name="ce27" office:value-type="string" calcext:value-type="string">
            <text:p>xx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.3.14.</text:p>
          </table:table-cell>
          <table:table-cell table:number-columns-repeated="2"/>
          <table:table-cell office:value-type="string" calcext:value-type="string">
            <text:p>PointLev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number-columns-repeated="2"/>
          <table:table-cell table:style-name="ce22"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.3.16.</text:p>
          </table:table-cell>
          <table:table-cell table:number-columns-repeated="2"/>
          <table:table-cell table:style-name="ce3" office:value-type="string" calcext:value-type="string">
            <text:p>ObjectVecteurPCRS</text:p>
          </table:table-cell>
          <table:table-cell table:style-name="ce3" office:value-type="string" calcext:value-type="string">
            <text:p>Oui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table:style-name="ce23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/>
          <table:table-cell table:style-name="ce23"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.3.15.</text:p>
          </table:table-cell>
          <table:table-cell/>
          <table:table-cell office:value-type="string" calcext:value-type="string">
            <text:p>PointCanevas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string" calcext:value-type="string">
            <text:p>B.3.17.</text:p>
          </table:table-cell>
          <table:table-cell/>
          <table:table-cell office:value-type="string" calcext:value-type="string">
            <text:p>ObjetGenerique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Object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.3.18.</text:p>
          </table:table-cell>
          <table:table-cell/>
          <table:table-cell office:value-type="string" calcext:value-type="string">
            <text:p>BordurePCRS</text:p>
          </table:table-cell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GM_Curv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.3.19.</text:p>
          </table:table-cell>
          <table:table-cell/>
          <table:table-cell office:value-type="string" calcext:value-type="string">
            <text:p>ChangementRevetementPCRS</text:p>
          </table:table-cell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GM_Curv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.3.20.</text:p>
          </table:table-cell>
          <table:table-cell/>
          <table:table-cell office:value-type="string" calcext:value-type="string">
            <text:p>MarcheEscalierPCRS</text:p>
          </table:table-cell>
          <table:table-cell/>
          <table:table-cell office:value-type="string" calcext:value-type="string">
            <text:p>Voirie / Bâti</text:p>
          </table:table-cell>
          <table:table-cell office:value-type="string" calcext:value-type="string">
            <text:p>GM_Curv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.3.21.</text:p>
          </table:table-cell>
          <table:table-cell/>
          <table:table-cell office:value-type="string" calcext:value-type="string">
            <text:p>FacadePCRS</text:p>
          </table:table-cell>
          <table:table-cell/>
          <table:table-cell office:value-type="string" calcext:value-type="string">
            <text:p>Bâti</text:p>
          </table:table-cell>
          <table:table-cell office:value-type="string" calcext:value-type="string">
            <text:p>GM_Curve / GM_Polygon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.3.22.</text:p>
          </table:table-cell>
          <table:table-cell/>
          <table:table-cell office:value-type="string" calcext:value-type="string">
            <text:p>ProeminenceBatiPCRS</text:p>
          </table:table-cell>
          <table:table-cell/>
          <table:table-cell office:value-type="string" calcext:value-type="string">
            <text:p>Bâti</text:p>
          </table:table-cell>
          <table:table-cell office:value-type="string" calcext:value-type="string">
            <text:p>GM_Curve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.3.23.</text:p>
          </table:table-cell>
          <table:table-cell/>
          <table:table-cell office:value-type="string" calcext:value-type="string">
            <text:p>SeuilPCRS</text:p>
          </table:table-cell>
          <table:table-cell/>
          <table:table-cell office:value-type="string" calcext:value-type="string">
            <text:p>Bâti</text:p>
          </table:table-cell>
          <table:table-cell office:value-type="string" calcext:value-type="string">
            <text:p>GM_Curve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.3.24.</text:p>
          </table:table-cell>
          <table:table-cell/>
          <table:table-cell office:value-type="string" calcext:value-type="string">
            <text:p>MurPCRS</text:p>
          </table:table-cell>
          <table:table-cell/>
          <table:table-cell office:value-type="string" calcext:value-type="string">
            <text:p>Clôtures</text:p>
          </table:table-cell>
          <table:table-cell office:value-type="string" calcext:value-type="string">
            <text:p>GM_Curve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.3.25.</text:p>
          </table:table-cell>
          <table:table-cell/>
          <table:table-cell table:style-name="ce1" office:value-type="string" calcext:value-type="string">
            <text:p>PilierPCRS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Clôtures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B.3.26.</text:p>
          </table:table-cell>
          <table:table-cell office:value-type="string" calcext:value-type="string">
            <text:p>PilierRegulierPCRS</text:p>
          </table:table-cell>
          <table:table-cell/>
          <table:table-cell office:value-type="string" calcext:value-type="string">
            <text:p>Clôtures</text:p>
          </table:table-cell>
          <table:table-cell office:value-type="string" calcext:value-type="string">
            <text:p>GM_Point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B.3.27.</text:p>
          </table:table-cell>
          <table:table-cell office:value-type="string" calcext:value-type="string">
            <text:p>PilierParticulierPCRS</text:p>
          </table:table-cell>
          <table:table-cell/>
          <table:table-cell office:value-type="string" calcext:value-type="string">
            <text:p>Clôtures</text:p>
          </table:table-cell>
          <table:table-cell office:value-type="string" calcext:value-type="string">
            <text:p>GM_Polygon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.3.28.</text:p>
          </table:table-cell>
          <table:table-cell/>
          <table:table-cell office:value-type="string" calcext:value-type="string">
            <text:p>RailPCRS</text:p>
          </table:table-cell>
          <table:table-cell/>
          <table:table-cell office:value-type="string" calcext:value-type="string">
            <text:p>Ferroviaire</text:p>
          </table:table-cell>
          <table:table-cell office:value-type="string" calcext:value-type="string">
            <text:p>GM_Curve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.3.29.</text:p>
          </table:table-cell>
          <table:table-cell/>
          <table:table-cell office:value-type="string" calcext:value-type="string">
            <text:p>HaieEspaceVertPCRS</text:p>
          </table:table-cell>
          <table:table-cell/>
          <table:table-cell office:value-type="string" calcext:value-type="string">
            <text:p>Vegetal</text:p>
          </table:table-cell>
          <table:table-cell office:value-type="string" calcext:value-type="string">
            <text:p>GM_Curve</text:p>
          </table:table-cell>
          <table:table-cell table:number-columns-repeated="7"/>
          <table:table-cell table:style-name="ce24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.3.30.</text:p>
          </table:table-cell>
          <table:table-cell/>
          <table:table-cell office:value-type="string" calcext:value-type="string">
            <text:p>ArbrePCRS</text:p>
          </table:table-cell>
          <table:table-cell/>
          <table:table-cell office:value-type="string" calcext:value-type="string">
            <text:p>Vegetal</text:p>
          </table:table-cell>
          <table:table-cell office:value-type="string" calcext:value-type="string">
            <text:p>GM_Point</text:p>
          </table:table-cell>
          <table:table-cell table:number-columns-repeated="7"/>
          <table:table-cell table:style-name="ce24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.3.31.</text:p>
          </table:table-cell>
          <table:table-cell/>
          <table:table-cell office:value-type="string" calcext:value-type="string">
            <text:p>PilePontPCRS</text:p>
          </table:table-cell>
          <table:table-cell/>
          <table:table-cell office:value-type="string" calcext:value-type="string">
            <text:p>Ouvrages d’Art</text:p>
          </table:table-cell>
          <table:table-cell office:value-type="string" calcext:value-type="string">
            <text:p>GM_Polygon</text:p>
          </table:table-cell>
          <table:table-cell table:number-columns-repeated="8"/>
          <table:table-cell table:style-name="ce24"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.3.32.</text:p>
          </table:table-cell>
          <table:table-cell/>
          <table:table-cell table:style-name="ce3" office:value-type="string" calcext:value-type="string">
            <text:p>AffleurantPCRS</text:p>
          </table:table-cell>
          <table:table-cell table:style-name="ce3" office:value-type="string" calcext:value-type="string">
            <text:p>Oui</text:p>
          </table:table-cell>
          <table:table-cell table:number-columns-repeated="2" office:value-type="string" calcext:value-type="string">
            <text:p>?</text:p>
          </table:table-cell>
          <table:table-cell table:number-columns-repeated="9"/>
          <table:table-cell table:style-name="ce2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B.3.33.</text:p>
          </table:table-cell>
          <table:table-cell office:value-type="string" calcext:value-type="string">
            <text:p>AffleurantEnveloppe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Polygon</text:p>
          </table:table-cell>
          <table:table-cell table:number-columns-repeated="9"/>
          <table:table-cell table:style-name="ce24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B.3.34.</text:p>
          </table:table-cell>
          <table:table-cell office:value-type="string" calcext:value-type="string">
            <text:p>AffleurantLigne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MultiCurve</text:p>
          </table:table-cell>
          <table:table-cell table:number-columns-repeated="9"/>
          <table:table-cell table:style-name="ce24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B.3.35.</text:p>
          </table:table-cell>
          <table:table-cell office:value-type="string" calcext:value-type="string">
            <text:p>AffleurantPoint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Point</text:p>
          </table:table-cell>
          <table:table-cell table:number-columns-repeated="9"/>
          <table:table-cell table:style-name="ce24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B.3.36.</text:p>
          </table:table-cell>
          <table:table-cell office:value-type="string" calcext:value-type="string">
            <text:p>AffleurantSymbole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Point</text:p>
          </table:table-cell>
          <table:table-cell table:number-columns-repeated="9"/>
          <table:table-cell table:style-name="ce24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.3.37.</text:p>
          </table:table-cell>
          <table:table-cell table:number-columns-repeated="2"/>
          <table:table-cell table:style-name="ce4" office:value-type="string" calcext:value-type="string">
            <text:p>RasterPCRS</text:p>
          </table:table-cell>
          <table:table-cell/>
          <table:table-cell office:value-type="string" calcext:value-type="string">
            <text:p>Ras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table:number-columns-repeated="9"/>
          <table:table-cell table:style-name="ce23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CategorieThematiquePCRSType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8"/>
          <table:table-cell table:number-columns-repeated="2"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CategoriePrecisionPCRSType</text:p>
          </table:table-cell>
          <table:table-cell table:number-columns-repeated="3"/>
          <table:table-cell table:style-name="ce12" office:value-type="string" calcext:value-type="string">
            <text:p>l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style-name="ce12" table:number-columns-repeated="6"/>
          <table:table-cell table:style-name="ce12" office:value-type="string" calcext:value-type="string">
            <text:p>l</text:p>
          </table:table-cell>
          <table:table-cell table:style-name="ce12"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NatureEmprisePCRSType</text:p>
          </table:table-cell>
          <table:table-cell table:number-columns-repeated="3"/>
          <table:table-cell table:style-name="ce13" office:value-type="string" calcext:value-type="string">
            <text:p>l</text:p>
          </table:table-cell>
          <table:table-cell table:style-name="ce13" table:number-columns-repeated="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ProprieteEspacePCRSType</text:p>
          </table:table-cell>
          <table:table-cell table:number-columns-repeated="3"/>
          <table:table-cell table:style-name="ce14" office:value-type="string" calcext:value-type="string">
            <text:p>l</text:p>
          </table:table-cell>
          <table:table-cell table:style-name="ce14" table:number-columns-repeated="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QualiteCategorisationPCRSType</text:p>
          </table:table-cell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15" table:number-columns-repeated="6"/>
          <table:table-cell table:style-name="ce15" office:value-type="string" calcext:value-type="string">
            <text:p>l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ategorieBordurePCRSType</text:p>
          </table:table-cell>
          <table:table-cell table:number-columns-repeated="3"/>
          <table:table-cell table:style-name="ce16" table:number-columns-repeated="4"/>
          <table:table-cell table:style-name="ce16" office:value-type="string" calcext:value-type="string">
            <text:p>l</text:p>
          </table:table-cell>
          <table:table-cell table:style-name="ce16"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ectionPilierPCRSType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CategorieMurPCRSType</text:p>
          </table:table-cell>
          <table:table-cell table:number-columns-repeated="3"/>
          <table:table-cell table:style-name="ce17" table:number-columns-repeated="6"/>
          <table:table-cell table:style-name="ce17" office:value-type="string" calcext:value-type="string">
            <text:p>l</text:p>
          </table:table-cell>
          <table:table-cell table:style-name="ce17"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CategorieArbrePCRSType</text:p>
          </table:table-cell>
          <table:table-cell table:number-columns-repeated="3"/>
          <table:table-cell table:style-name="ce18" table:number-columns-repeated="7"/>
          <table:table-cell table:style-name="ce18" office:value-type="string" calcext:value-type="string">
            <text:p>l</text:p>
          </table:table-cell>
          <table:table-cell table:style-name="ce18"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NatureReseauPCRSType</text:p>
          </table:table-cell>
          <table:table-cell table:number-columns-repeated="3"/>
          <table:table-cell table:style-name="ce19" table:number-columns-repeated="9"/>
          <table:table-cell table:style-name="ce19" office:value-type="string" calcext:value-type="string">
            <text:p>l</text:p>
          </table:table-cell>
          <table:table-cell table:style-name="ce19"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NatureAffleurantPCRSType</text:p>
          </table:table-cell>
          <table:table-cell table:number-columns-repeated="3"/>
          <table:table-cell table:style-name="ce20" table:number-columns-repeated="9"/>
          <table:table-cell table:style-name="ce20" office:value-type="string" calcext:value-type="string">
            <text:p>l</text:p>
          </table:table-cell>
          <table:table-cell table:style-name="ce20"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ategoriePlacementPCRSType</text:p>
          </table:table-cell>
          <table:table-cell table:number-columns-repeated="13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exteJustificationPCRSType</text:p>
          </table:table-cell>
          <table:table-cell table:number-columns-repeated="13"/>
          <table:table-cell office:value-type="string" calcext:value-type="string">
            <text:p>l</text:p>
          </table:table-cell>
          <table:table-cell/>
        </table:table-row>
        <table:table-row table:style-name="ro1" table:number-rows-repeated="7">
          <table:table-cell table:number-columns-repeated="9"/>
          <table:table-cell table:style-name="Default" table:number-columns-repeated="1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Feuille1.J7:Feuille1.U14 Feuille1.J60:Feuille1.U67 Feuille1.J16:Feuille1.K16 Feuille1.M16:Feuille1.U16 Feuille1.J17:Feuille1.U40 Feuille1.J51:Feuille1.U51 Feuille1.J52:Feuille1.U52 Feuille1.J46:Feuille1.U46 Feuille1.J2:Feuille1.U5">
            <calcext:condition calcext:apply-style-name="ObjetsPrincipaux" calcext:value="=&quot;y&quot;" calcext:base-cell-address="Feuille1.J2"/>
            <calcext:condition calcext:apply-style-name="ObjetsHorsPCRS" calcext:value="=&quot;xx&quot;" calcext:base-cell-address="Feuille1.J2"/>
            <calcext:condition calcext:apply-style-name="ObjetsPCRS" calcext:value="=&quot;xxx&quot;" calcext:base-cell-address="Feuille1.J2"/>
            <calcext:condition calcext:apply-style-name="Listes" calcext:value="=&quot;l&quot;" calcext:base-cell-address="Feuille1.J2"/>
            <calcext:condition calcext:apply-style-name="ObjetsAbstraits" calcext:value="=&quot;x&quot;" calcext:base-cell-address="Feuille1.J2"/>
          </calcext:conditional-format>
          <calcext:conditional-format calcext:target-range-address="Feuille1.L16:Feuille1.L16">
            <calcext:condition calcext:apply-style-name="ObjetsPrincipaux" calcext:value="=&quot;y&quot;" calcext:base-cell-address="Feuille1.L16"/>
            <calcext:condition calcext:apply-style-name="ObjetsHorsPCRS" calcext:value="=&quot;xx&quot;" calcext:base-cell-address="Feuille1.L16"/>
            <calcext:condition calcext:apply-style-name="ObjetsPCRS" calcext:value="=&quot;xxx&quot;" calcext:base-cell-address="Feuille1.L16"/>
            <calcext:condition calcext:apply-style-name="Listes" calcext:value="=&quot;l&quot;" calcext:base-cell-address="Feuille1.L16"/>
            <calcext:condition calcext:apply-style-name="ObjetsAbstraits" calcext:value="=&quot;x&quot;" calcext:base-cell-address="Feuille1.L16"/>
          </calcext:conditional-format>
          <calcext:conditional-format calcext:target-range-address="Feuille1.J42:Feuille1.U42">
            <calcext:condition calcext:apply-style-name="ObjetsPrincipaux" calcext:value="=&quot;y&quot;" calcext:base-cell-address="Feuille1.J42"/>
            <calcext:condition calcext:apply-style-name="ObjetsHorsPCRS" calcext:value="=&quot;xx&quot;" calcext:base-cell-address="Feuille1.J42"/>
            <calcext:condition calcext:apply-style-name="ObjetsPCRS" calcext:value="=&quot;xxx&quot;" calcext:base-cell-address="Feuille1.J42"/>
            <calcext:condition calcext:apply-style-name="Listes" calcext:value="=&quot;l&quot;" calcext:base-cell-address="Feuille1.J42"/>
            <calcext:condition calcext:apply-style-name="ObjetsAbstraits" calcext:value="=&quot;x&quot;" calcext:base-cell-address="Feuille1.J42"/>
          </calcext:conditional-format>
          <calcext:conditional-format calcext:target-range-address="Feuille1.J41:Feuille1.U41">
            <calcext:condition calcext:apply-style-name="ObjetsPrincipaux" calcext:value="=&quot;y&quot;" calcext:base-cell-address="Feuille1.J41"/>
            <calcext:condition calcext:apply-style-name="ObjetsHorsPCRS" calcext:value="=&quot;xx&quot;" calcext:base-cell-address="Feuille1.J41"/>
            <calcext:condition calcext:apply-style-name="ObjetsPCRS" calcext:value="=&quot;xxx&quot;" calcext:base-cell-address="Feuille1.J41"/>
            <calcext:condition calcext:apply-style-name="Listes" calcext:value="=&quot;l&quot;" calcext:base-cell-address="Feuille1.J41"/>
            <calcext:condition calcext:apply-style-name="ObjetsAbstraits" calcext:value="=&quot;x&quot;" calcext:base-cell-address="Feuille1.J41"/>
          </calcext:conditional-format>
          <calcext:conditional-format calcext:target-range-address="Feuille1.J43:Feuille1.U43">
            <calcext:condition calcext:apply-style-name="ObjetsPrincipaux" calcext:value="=&quot;y&quot;" calcext:base-cell-address="Feuille1.J43"/>
            <calcext:condition calcext:apply-style-name="ObjetsHorsPCRS" calcext:value="=&quot;xx&quot;" calcext:base-cell-address="Feuille1.J43"/>
            <calcext:condition calcext:apply-style-name="ObjetsPCRS" calcext:value="=&quot;xxx&quot;" calcext:base-cell-address="Feuille1.J43"/>
            <calcext:condition calcext:apply-style-name="Listes" calcext:value="=&quot;l&quot;" calcext:base-cell-address="Feuille1.J43"/>
            <calcext:condition calcext:apply-style-name="ObjetsAbstraits" calcext:value="=&quot;x&quot;" calcext:base-cell-address="Feuille1.J43"/>
          </calcext:conditional-format>
          <calcext:conditional-format calcext:target-range-address="Feuille1.J44:Feuille1.U44">
            <calcext:condition calcext:apply-style-name="ObjetsPrincipaux" calcext:value="=&quot;y&quot;" calcext:base-cell-address="Feuille1.J44"/>
            <calcext:condition calcext:apply-style-name="ObjetsHorsPCRS" calcext:value="=&quot;xx&quot;" calcext:base-cell-address="Feuille1.J44"/>
            <calcext:condition calcext:apply-style-name="ObjetsPCRS" calcext:value="=&quot;xxx&quot;" calcext:base-cell-address="Feuille1.J44"/>
            <calcext:condition calcext:apply-style-name="Listes" calcext:value="=&quot;l&quot;" calcext:base-cell-address="Feuille1.J44"/>
            <calcext:condition calcext:apply-style-name="ObjetsAbstraits" calcext:value="=&quot;x&quot;" calcext:base-cell-address="Feuille1.J44"/>
          </calcext:conditional-format>
          <calcext:conditional-format calcext:target-range-address="Feuille1.J45:Feuille1.U45">
            <calcext:condition calcext:apply-style-name="ObjetsPrincipaux" calcext:value="=&quot;y&quot;" calcext:base-cell-address="Feuille1.J45"/>
            <calcext:condition calcext:apply-style-name="ObjetsHorsPCRS" calcext:value="=&quot;xx&quot;" calcext:base-cell-address="Feuille1.J45"/>
            <calcext:condition calcext:apply-style-name="ObjetsPCRS" calcext:value="=&quot;xxx&quot;" calcext:base-cell-address="Feuille1.J45"/>
            <calcext:condition calcext:apply-style-name="Listes" calcext:value="=&quot;l&quot;" calcext:base-cell-address="Feuille1.J45"/>
            <calcext:condition calcext:apply-style-name="ObjetsAbstraits" calcext:value="=&quot;x&quot;" calcext:base-cell-address="Feuille1.J45"/>
          </calcext:conditional-format>
          <calcext:conditional-format calcext:target-range-address="Feuille1.J47:Feuille1.U47">
            <calcext:condition calcext:apply-style-name="ObjetsPrincipaux" calcext:value="=&quot;y&quot;" calcext:base-cell-address="Feuille1.J47"/>
            <calcext:condition calcext:apply-style-name="ObjetsHorsPCRS" calcext:value="=&quot;xx&quot;" calcext:base-cell-address="Feuille1.J47"/>
            <calcext:condition calcext:apply-style-name="ObjetsPCRS" calcext:value="=&quot;xxx&quot;" calcext:base-cell-address="Feuille1.J47"/>
            <calcext:condition calcext:apply-style-name="Listes" calcext:value="=&quot;l&quot;" calcext:base-cell-address="Feuille1.J47"/>
            <calcext:condition calcext:apply-style-name="ObjetsAbstraits" calcext:value="=&quot;x&quot;" calcext:base-cell-address="Feuille1.J47"/>
          </calcext:conditional-format>
          <calcext:conditional-format calcext:target-range-address="Feuille1.J48:Feuille1.U48">
            <calcext:condition calcext:apply-style-name="ObjetsPrincipaux" calcext:value="=&quot;y&quot;" calcext:base-cell-address="Feuille1.J48"/>
            <calcext:condition calcext:apply-style-name="ObjetsHorsPCRS" calcext:value="=&quot;xx&quot;" calcext:base-cell-address="Feuille1.J48"/>
            <calcext:condition calcext:apply-style-name="ObjetsPCRS" calcext:value="=&quot;xxx&quot;" calcext:base-cell-address="Feuille1.J48"/>
            <calcext:condition calcext:apply-style-name="Listes" calcext:value="=&quot;l&quot;" calcext:base-cell-address="Feuille1.J48"/>
            <calcext:condition calcext:apply-style-name="ObjetsAbstraits" calcext:value="=&quot;x&quot;" calcext:base-cell-address="Feuille1.J48"/>
          </calcext:conditional-format>
          <calcext:conditional-format calcext:target-range-address="Feuille1.J50:Feuille1.U50">
            <calcext:condition calcext:apply-style-name="ObjetsPrincipaux" calcext:value="=&quot;y&quot;" calcext:base-cell-address="Feuille1.J50"/>
            <calcext:condition calcext:apply-style-name="ObjetsHorsPCRS" calcext:value="=&quot;xx&quot;" calcext:base-cell-address="Feuille1.J50"/>
            <calcext:condition calcext:apply-style-name="ObjetsPCRS" calcext:value="=&quot;xxx&quot;" calcext:base-cell-address="Feuille1.J50"/>
            <calcext:condition calcext:apply-style-name="Listes" calcext:value="=&quot;l&quot;" calcext:base-cell-address="Feuille1.J50"/>
            <calcext:condition calcext:apply-style-name="ObjetsAbstraits" calcext:value="=&quot;x&quot;" calcext:base-cell-address="Feuille1.J50"/>
          </calcext:conditional-format>
          <calcext:conditional-format calcext:target-range-address="Feuille1.J49:Feuille1.U49">
            <calcext:condition calcext:apply-style-name="ObjetsPrincipaux" calcext:value="=&quot;y&quot;" calcext:base-cell-address="Feuille1.J49"/>
            <calcext:condition calcext:apply-style-name="ObjetsHorsPCRS" calcext:value="=&quot;xx&quot;" calcext:base-cell-address="Feuille1.J49"/>
            <calcext:condition calcext:apply-style-name="ObjetsPCRS" calcext:value="=&quot;xxx&quot;" calcext:base-cell-address="Feuille1.J49"/>
            <calcext:condition calcext:apply-style-name="Listes" calcext:value="=&quot;l&quot;" calcext:base-cell-address="Feuille1.J49"/>
            <calcext:condition calcext:apply-style-name="ObjetsAbstraits" calcext:value="=&quot;x&quot;" calcext:base-cell-address="Feuille1.J49"/>
          </calcext:conditional-format>
          <calcext:conditional-format calcext:target-range-address="Feuille1.J2:Feuille1.U2">
            <calcext:condition calcext:apply-style-name="ObjetsPrincipaux" calcext:value="=&quot;y&quot;" calcext:base-cell-address="Feuille1.J2"/>
            <calcext:condition calcext:apply-style-name="ObjetsHorsPCRS" calcext:value="=&quot;xx&quot;" calcext:base-cell-address="Feuille1.J2"/>
            <calcext:condition calcext:apply-style-name="ObjetsPCRS" calcext:value="=&quot;xxx&quot;" calcext:base-cell-address="Feuille1.J2"/>
            <calcext:condition calcext:apply-style-name="Listes" calcext:value="=&quot;l&quot;" calcext:base-cell-address="Feuille1.J2"/>
            <calcext:condition calcext:apply-style-name="ObjetsAbstraits" calcext:value="=&quot;x&quot;" calcext:base-cell-address="Feuille1.J2"/>
          </calcext:conditional-format>
          <calcext:conditional-format calcext:target-range-address="Feuille1.J9:Feuille1.U14">
            <calcext:condition calcext:apply-style-name="ObjetsPrincipaux" calcext:value="=&quot;y&quot;" calcext:base-cell-address="Feuille1.J9"/>
            <calcext:condition calcext:apply-style-name="ObjetsHorsPCRS" calcext:value="=&quot;xx&quot;" calcext:base-cell-address="Feuille1.J9"/>
            <calcext:condition calcext:apply-style-name="ObjetsPCRS" calcext:value="=&quot;xxx&quot;" calcext:base-cell-address="Feuille1.J9"/>
            <calcext:condition calcext:apply-style-name="Listes" calcext:value="=&quot;l&quot;" calcext:base-cell-address="Feuille1.J9"/>
            <calcext:condition calcext:apply-style-name="ObjetsAbstraits" calcext:value="=&quot;x&quot;" calcext:base-cell-address="Feuille1.J9"/>
          </calcext:conditional-format>
          <calcext:conditional-format calcext:target-range-address="Feuille1.J6:Feuille1.U7">
            <calcext:condition calcext:apply-style-name="ObjetsPrincipaux" calcext:value="=&quot;y&quot;" calcext:base-cell-address="Feuille1.J6"/>
            <calcext:condition calcext:apply-style-name="ObjetsHorsPCRS" calcext:value="=&quot;xx&quot;" calcext:base-cell-address="Feuille1.J6"/>
            <calcext:condition calcext:apply-style-name="ObjetsPCRS" calcext:value="=&quot;xxx&quot;" calcext:base-cell-address="Feuille1.J6"/>
            <calcext:condition calcext:apply-style-name="Listes" calcext:value="=&quot;l&quot;" calcext:base-cell-address="Feuille1.J6"/>
            <calcext:condition calcext:apply-style-name="ObjetsAbstraits" calcext:value="=&quot;x&quot;" calcext:base-cell-address="Feuille1.J6"/>
          </calcext:conditional-format>
          <calcext:conditional-format calcext:target-range-address="Feuille1.J8:Feuille1.U14">
            <calcext:condition calcext:apply-style-name="ObjetsPrincipaux" calcext:value="=&quot;y&quot;" calcext:base-cell-address="Feuille1.J8"/>
            <calcext:condition calcext:apply-style-name="ObjetsHorsPCRS" calcext:value="=&quot;xx&quot;" calcext:base-cell-address="Feuille1.J8"/>
            <calcext:condition calcext:apply-style-name="ObjetsPCRS" calcext:value="=&quot;xxx&quot;" calcext:base-cell-address="Feuille1.J8"/>
            <calcext:condition calcext:apply-style-name="Listes" calcext:value="=&quot;l&quot;" calcext:base-cell-address="Feuille1.J8"/>
            <calcext:condition calcext:apply-style-name="ObjetsAbstraits" calcext:value="=&quot;x&quot;" calcext:base-cell-address="Feuille1.J8"/>
          </calcext:conditional-format>
          <calcext:conditional-format calcext:target-range-address="Feuille1.J15:Feuille1.U15">
            <calcext:condition calcext:apply-style-name="ObjetsPrincipaux" calcext:value="=&quot;y&quot;" calcext:base-cell-address="Feuille1.J15"/>
            <calcext:condition calcext:apply-style-name="ObjetsHorsPCRS" calcext:value="=&quot;xx&quot;" calcext:base-cell-address="Feuille1.J15"/>
            <calcext:condition calcext:apply-style-name="ObjetsPCRS" calcext:value="=&quot;xxx&quot;" calcext:base-cell-address="Feuille1.J15"/>
            <calcext:condition calcext:apply-style-name="Listes" calcext:value="=&quot;l&quot;" calcext:base-cell-address="Feuille1.J15"/>
            <calcext:condition calcext:apply-style-name="ObjetsAbstraits" calcext:value="=&quot;x&quot;" calcext:base-cell-address="Feuille1.J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bjetsPrincipaux" style:family="table-cell" style:parent-style-name="Default">
      <style:table-cell-properties fo:background-color="#ffffcc"/>
    </style:style>
    <style:style style:name="ObjetsAbstraits" style:family="table-cell" style:parent-style-name="Default">
      <style:table-cell-properties fo:background-color="#ccffcc" loext:vertical-justify="auto"/>
      <style:paragraph-properties css3t:text-justify="auto"/>
      <style:text-properties fo:font-style="italic"/>
    </style:style>
    <style:style style:name="ObjetsHorsPCRS" style:family="table-cell" style:parent-style-name="Default">
      <style:table-cell-properties fo:background-color="#cccccc"/>
    </style:style>
    <style:style style:name="ObjetsPCRS" style:family="table-cell" style:parent-style-name="Default">
      <style:table-cell-properties fo:background-color="#ffcc99"/>
    </style:style>
    <style:style style:name="Listes" style:family="table-cell" style:parent-style-name="Default">
      <style:table-cell-properties fo:background-color="#cfe7f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1:35:46.503762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10:33.432059264</meta:creation-date>
    <dc:date>2017-06-25T09:58:27.089425951</dc:date>
    <meta:editing-duration>P1DT7H32M49S</meta:editing-duration>
    <meta:editing-cycles>6</meta:editing-cycles>
    <meta:generator>LibreOffice/5.1.6.2$Linux_X86_64 LibreOffice_project/10m0$Build-2</meta:generator>
    <meta:document-statistic meta:table-count="1" meta:cell-count="358" meta:object-count="0"/>
  </office:meta>
</office:document-meta>
</file>